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order-bottom="none" fo:background-color="#ffff66" fo:border-left="0.0008in solid #000000" fo:border-right="none" fo:border-top="none"/>
      <style:map style:condition="cell-content()=0" style:apply-style-name="Sans_20_nom1" style:base-cell-address="Feuille1.A6"/>
    </style:style>
    <style:style style:name="ce3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6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0" style:apply-style-name="Sans_20_nom1" style:base-cell-address="Feuille1.A6"/>
    </style:style>
    <style:style style:name="ce7" style:family="table-cell" style:parent-style-name="Default">
      <style:table-cell-properties fo:border-bottom="none" fo:background-color="#000000" fo:border-left="0.0008in solid #000000" fo:border-right="0.0008in solid #000000" fo:border-top="none"/>
    </style:style>
    <style:style style:name="ce8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</style:style>
    <style:style style:name="ce10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1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3" style:family="table-cell" style:parent-style-name="Default">
      <style:table-cell-properties fo:border-bottom="none" fo:background-color="#000000" fo:border-left="0.0008in solid #000000" fo:border-right="none" fo:border-top="none"/>
    </style:style>
    <style:style style:name="ce14" style:family="table-cell" style:parent-style-name="Default">
      <style:table-cell-properties fo:border-bottom="none" fo:border-left="0.0008in solid #000000" fo:border-right="none" fo:border-top="none"/>
    </style:style>
    <style:style style:name="ce15" style:family="table-cell" style:parent-style-name="Default">
      <style:table-cell-properties fo:border-bottom="0.0008in solid #000000" fo:border-left="0.0008in solid #000000" fo:border-right="none" fo:border-top="none"/>
    </style:style>
    <style:style style:name="ce16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7" style:family="table-cell" style:parent-style-name="Default">
      <style:table-cell-properties fo:background-color="#ffff66"/>
      <style:map style:condition="cell-content()=0" style:apply-style-name="Sans_20_nom1" style:base-cell-address="Feuille1.A6"/>
    </style:style>
    <style:style style:name="ce18" style:family="table-cell" style:parent-style-name="Default">
      <style:table-cell-properties fo:border-bottom="0.0008in solid #000000" fo:border-left="none" fo:border-right="none" fo:border-top="none"/>
    </style:style>
    <style:style style:name="ce19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20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21" style:family="table-cell" style:parent-style-name="Default">
      <style:table-cell-properties fo:border-bottom="none" fo:background-color="#000000" fo:border-left="none" fo:border-right="0.0008in solid #000000" fo:border-top="none"/>
    </style:style>
    <style:style style:name="ce22" style:family="table-cell" style:parent-style-name="Default">
      <style:table-cell-properties fo:border-bottom="none" fo:border-left="none" fo:border-right="0.0008in solid #000000" fo:border-top="none"/>
    </style:style>
    <style:style style:name="ce23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1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5" office:value-type="string">
            <text:p>display_name</text:p>
          </table:table-cell>
          <table:table-cell table:style-name="ce11" office:value-type="string">
            <text:p>link_UP</text:p>
          </table:table-cell>
          <table:table-cell table:style-name="ce16" office:value-type="string">
            <text:p>link_DOWN</text:p>
          </table:table-cell>
          <table:table-cell table:style-name="ce16" office:value-type="string">
            <text:p>link_RIGHT</text:p>
          </table:table-cell>
          <table:table-cell table:style-name="ce19" office:value-type="string">
            <text:p>link_LEFT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>
            <text:p>scene1</text:p>
          </table:table-cell>
          <table:table-cell table:style-name="ce2" office:value-type="string">
            <text:p>Assets/Scripts/Scenes/Generated/V_scene1.csv</text:p>
          </table:table-cell>
          <table:table-cell table:style-name="ce6" office:value-type="string">
            <text:p>Vertigo_I</text:p>
          </table:table-cell>
          <table:table-cell table:style-name="ce3" office:value-type="string">
            <text:p>Vanguard_Hub0</text:p>
          </table:table-cell>
          <table:table-cell table:style-name="ce17" office:value-type="string">
            <text:p>scene2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cene2</text:p>
          </table:table-cell>
          <table:table-cell table:style-name="ce2" office:value-type="string">
            <text:p>Assets/Scripts/Scenes/Generated/O_scene2.csv</text:p>
          </table:table-cell>
          <table:table-cell table:style-name="ce6" office:value-type="string">
            <text:p>Station_Eclipse</text:p>
          </table:table-cell>
          <table:table-cell table:style-name="ce2" office:value-type="string">
            <text:p>scene1</text:p>
          </table:table-cell>
          <table:table-cell table:style-name="ce17" office:value-type="string">
            <text:p>scene1</text:p>
          </table:table-cell>
          <table:table-cell table:number-columns-repeated="2" table:style-name="ce17" office:value-type="string">
            <text:p>scene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cene3</text:p>
          </table:table-cell>
          <table:table-cell table:style-name="ce2" office:value-type="string">
            <text:p>Assets/Scripts/Scenes/Generated/H_scene3.csv</text:p>
          </table:table-cell>
          <table:table-cell table:style-name="ce6" office:value-type="string">
            <text:p>Horizon_IV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number-columns-repeated="2" table:style-name="ce17" office:value-type="string">
            <text:p>scene2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4"/>
          <table:table-cell table:style-name="ce7"/>
          <table:table-cell table:style-name="ce13"/>
          <table:table-cell table:style-name="ce4" table:number-columns-repeated="2"/>
          <table:table-cell table:style-name="ce21"/>
          <table:table-cell table:style-name="ce4" table:number-columns-repeated="1017"/>
        </table:table-row>
        <table:table-row table:style-name="ro1">
          <table:table-cell table:style-name="ce3" office:value-type="string">
            <text:p>Vanguard_Hub0</text:p>
          </table:table-cell>
          <table:table-cell table:style-name="ce3" table:formula="of:=&quot;Assets/Scripts/Scenes/Generated/&quot;&amp;[.A6]&amp;&quot;.csv&quot;" office:value-type="string" office:string-value="Assets/Scripts/Scenes/Generated/Vanguard_Hub0.csv">
            <text:p>Assets/Scripts/Scenes/Generated/Vanguard_Hub0.csv</text:p>
          </table:table-cell>
          <table:table-cell table:style-name="ce8" table:formula="of:=[.A6]" office:value-type="string" office:string-value="Vanguard_Hub0">
            <text:p>Vanguard_Hub0</text:p>
          </table:table-cell>
          <table:table-cell table:style-name="ce12" office:value-type="string">
            <text:p>Vanguard_V1</text:p>
          </table:table-cell>
          <table:table-cell table:style-name="ce17" table:formula="of:=[.A13]" office:value-type="string" office:string-value="Vanguard_V1">
            <text:p>Vanguard_V1</text:p>
          </table:table-cell>
          <table:table-cell table:style-name="ce17" table:formula="of:=[.A25]" office:value-type="string" office:string-value="Vanguard_H1">
            <text:p>Vanguard_H1</text:p>
          </table:table-cell>
          <table:table-cell table:style-name="ce17" table:formula="of:=[.A25]" office:value-type="string" office:string-value="Vanguard_H1">
            <text:p>Vanguard_H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1</text:p>
          </table:table-cell>
          <table:table-cell table:style-name="ce3" table:formula="of:=&quot;Assets/Scripts/Scenes/Generated/&quot;&amp;[.A7]&amp;&quot;.csv&quot;" office:value-type="string" office:string-value="Assets/Scripts/Scenes/Generated/Vanguard_Hub1.csv">
            <text:p>Assets/Scripts/Scenes/Generated/Vanguard_Hub1.csv</text:p>
          </table:table-cell>
          <table:table-cell table:style-name="ce8" table:formula="of:=[.A7]" office:value-type="string" office:string-value="Vanguard_Hub1">
            <text:p>Vanguard_Hub1</text:p>
          </table:table-cell>
          <table:table-cell table:style-name="ce12" table:formula="of:=[.A15]" office:value-type="string" office:string-value="Vanguard_V3">
            <text:p>Vanguard_V3</text:p>
          </table:table-cell>
          <table:table-cell table:style-name="ce3" table:formula="of:=[.A13]" office:value-type="string" office:string-value="Vanguard_V1">
            <text:p>Vanguard_V1</text:p>
          </table:table-cell>
          <table:table-cell table:style-name="ce3" table:formula="of:=[.A25]" office:value-type="string" office:string-value="Vanguard_H1">
            <text:p>Vanguard_H1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2</text:p>
          </table:table-cell>
          <table:table-cell table:style-name="ce3" table:formula="of:=&quot;Assets/Scripts/Scenes/Generated/&quot;&amp;[.A8]&amp;&quot;.csv&quot;" office:value-type="string" office:string-value="Assets/Scripts/Scenes/Generated/Vanguard_Hub2.csv">
            <text:p>Assets/Scripts/Scenes/Generated/Vanguard_Hub2.csv</text:p>
          </table:table-cell>
          <table:table-cell table:style-name="ce8" table:formula="of:=[.A8]" office:value-type="string" office:string-value="Vanguard_Hub2">
            <text:p>Vanguard_Hub2</text:p>
          </table:table-cell>
          <table:table-cell table:style-name="ce12" table:formula="of:=[.A17]" office:value-type="string" office:string-value="Vanguard_V5">
            <text:p>Vanguard_V5</text:p>
          </table:table-cell>
          <table:table-cell table:style-name="ce3" table:formula="of:=[.A16]" office:value-type="string" office:string-value="Vanguard_V4">
            <text:p>Vanguard_V4</text:p>
          </table:table-cell>
          <table:table-cell table:style-name="ce3" table:formula="of:=[.A27]" office:value-type="string" office:string-value="Vanguard_H3">
            <text:p>Vanguard_H3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3</text:p>
          </table:table-cell>
          <table:table-cell table:style-name="ce3" table:formula="of:=&quot;Assets/Scripts/Scenes/Generated/&quot;&amp;[.A9]&amp;&quot;.csv&quot;" office:value-type="string" office:string-value="Assets/Scripts/Scenes/Generated/Vanguard_Hub3.csv">
            <text:p>Assets/Scripts/Scenes/Generated/Vanguard_Hub3.csv</text:p>
          </table:table-cell>
          <table:table-cell table:style-name="ce8" table:formula="of:=[.A9]" office:value-type="string" office:string-value="Vanguard_Hub3">
            <text:p>Vanguard_Hub3</text:p>
          </table:table-cell>
          <table:table-cell table:style-name="ce12" office:value-type="float" office:value="0">
            <text:p>0</text:p>
          </table:table-cell>
          <table:table-cell table:style-name="ce3" table:formula="of:=[.A19]" office:value-type="string" office:string-value="Vanguard_V7">
            <text:p>Vanguard_V7</text:p>
          </table:table-cell>
          <table:table-cell table:style-name="ce3" table:formula="of:=[.A29]" office:value-type="string" office:string-value="Vanguard_H5">
            <text:p>Vanguard_H5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4</text:p>
          </table:table-cell>
          <table:table-cell table:style-name="ce3" table:formula="of:=&quot;Assets/Scripts/Scenes/Generated/&quot;&amp;[.A10]&amp;&quot;.csv&quot;" office:value-type="string" office:string-value="Assets/Scripts/Scenes/Generated/Vanguard_Hub4.csv">
            <text:p>Assets/Scripts/Scenes/Generated/Vanguard_Hub4.csv</text:p>
          </table:table-cell>
          <table:table-cell table:style-name="ce8" table:formula="of:=[.A10]" office:value-type="string" office:string-value="Vanguard_Hub4">
            <text:p>Vanguard_Hub4</text:p>
          </table:table-cell>
          <table:table-cell table:style-name="ce12" table:formula="of:=[.A20]" office:value-type="string" office:string-value="Vanguard_V8">
            <text:p>Vanguard_V8</text:p>
          </table:table-cell>
          <table:table-cell table:number-columns-repeated="2" table:style-name="ce3" office:value-type="float" office:value="0">
            <text:p>0</text:p>
          </table:table-cell>
          <table:table-cell table:style-name="ce20" table:formula="of:=[.A26]" office:value-type="string" office:string-value="Vanguard_H2">
            <text:p>Vanguard_H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5</text:p>
          </table:table-cell>
          <table:table-cell table:style-name="ce3" table:formula="of:=&quot;Assets/Scripts/Scenes/Generated/&quot;&amp;[.A11]&amp;&quot;.csv&quot;" office:value-type="string" office:string-value="Assets/Scripts/Scenes/Generated/Vanguard_Hub5.csv">
            <text:p>Assets/Scripts/Scenes/Generated/Vanguard_Hub5.csv</text:p>
          </table:table-cell>
          <table:table-cell table:style-name="ce8" table:formula="of:=[.A11]" office:value-type="string" office:string-value="Vanguard_Hub5">
            <text:p>Vanguard_Hub5</text:p>
          </table:table-cell>
          <table:table-cell table:style-name="ce12" table:formula="of:=[.A22]" office:value-type="string" office:string-value="Vanguard_V10">
            <text:p>Vanguard_V10</text:p>
          </table:table-cell>
          <table:table-cell table:style-name="ce3" table:formula="of:=[.A21]" office:value-type="string" office:string-value="Vanguard_V9">
            <text:p>Vanguard_V9</text:p>
          </table:table-cell>
          <table:table-cell table:style-name="ce3" office:value-type="float" office:value="0">
            <text:p>0</text:p>
          </table:table-cell>
          <table:table-cell table:style-name="ce20" table:formula="of:=[.A28]" office:value-type="string" office:string-value="Vanguard_H4">
            <text:p>Vanguard_H4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ub6</text:p>
          </table:table-cell>
          <table:table-cell table:style-name="ce3" table:formula="of:=&quot;Assets/Scripts/Scenes/Generated/&quot;&amp;[.A12]&amp;&quot;.csv&quot;" office:value-type="string" office:string-value="Assets/Scripts/Scenes/Generated/Vanguard_Hub6.csv">
            <text:p>Assets/Scripts/Scenes/Generated/Vanguard_Hub6.csv</text:p>
          </table:table-cell>
          <table:table-cell table:style-name="ce8" table:formula="of:=[.A12]" office:value-type="string" office:string-value="Vanguard_Hub6">
            <text:p>Vanguard_Hub6</text:p>
          </table:table-cell>
          <table:table-cell table:style-name="ce12" office:value-type="float" office:value="0">
            <text:p>0</text:p>
          </table:table-cell>
          <table:table-cell table:style-name="ce3" table:formula="of:=[.A24]" office:value-type="string" office:string-value="Vanguard_V12">
            <text:p>Vanguard_V12</text:p>
          </table:table-cell>
          <table:table-cell table:style-name="ce3" table:formula="of:=0" office:value-type="float" office:value="0">
            <text:p>0</text:p>
          </table:table-cell>
          <table:table-cell table:style-name="ce20" table:formula="of:=[.A30]" office:value-type="string" office:string-value="Vanguard_H6">
            <text:p>Vanguard_H6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1</text:p>
          </table:table-cell>
          <table:table-cell table:style-name="ce3" table:formula="of:=&quot;Assets/Scripts/Scenes/Generated/&quot;&amp;[.A13]&amp;&quot;.csv&quot;" office:value-type="string" office:string-value="Assets/Scripts/Scenes/Generated/Vanguard_V1.csv">
            <text:p>Assets/Scripts/Scenes/Generated/Vanguard_V1.csv</text:p>
          </table:table-cell>
          <table:table-cell table:style-name="ce8" table:formula="of:=[.A13]" office:value-type="string" office:string-value="Vanguard_V1">
            <text:p>Vanguard_V1</text:p>
          </table:table-cell>
          <table:table-cell table:style-name="ce12" table:formula="of:=[.A14]" office:value-type="string" office:string-value="Vanguard_V2">
            <text:p>Vanguard_V2</text:p>
          </table:table-cell>
          <table:table-cell table:style-name="ce3" table:formula="of:=[.A14]" office:value-type="string" office:string-value="Vanguard_V2">
            <text:p>Vanguard_V2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2</text:p>
          </table:table-cell>
          <table:table-cell table:style-name="ce3" table:formula="of:=&quot;Assets/Scripts/Scenes/Generated/&quot;&amp;[.A14]&amp;&quot;.csv&quot;" office:value-type="string" office:string-value="Assets/Scripts/Scenes/Generated/Vanguard_V2.csv">
            <text:p>Assets/Scripts/Scenes/Generated/Vanguard_V2.csv</text:p>
          </table:table-cell>
          <table:table-cell table:style-name="ce8" table:formula="of:=[.A14]" office:value-type="string" office:string-value="Vanguard_V2">
            <text:p>Vanguard_V2</text:p>
          </table:table-cell>
          <table:table-cell table:style-name="ce12" table:formula="of:=[.A7]" office:value-type="string" office:string-value="Vanguard_Hub1">
            <text:p>Vanguard_Hub1</text:p>
          </table:table-cell>
          <table:table-cell table:style-name="ce3" table:formula="of:=[.A6]" office:value-type="string" office:string-value="Vanguard_Hub0">
            <text:p>Vanguard_Hub0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3</text:p>
          </table:table-cell>
          <table:table-cell table:style-name="ce3" table:formula="of:=&quot;Assets/Scripts/Scenes/Generated/&quot;&amp;[.A15]&amp;&quot;.csv&quot;" office:value-type="string" office:string-value="Assets/Scripts/Scenes/Generated/Vanguard_V3.csv">
            <text:p>Assets/Scripts/Scenes/Generated/Vanguard_V3.csv</text:p>
          </table:table-cell>
          <table:table-cell table:style-name="ce8" table:formula="of:=[.A15]" office:value-type="string" office:string-value="Vanguard_V3">
            <text:p>Vanguard_V3</text:p>
          </table:table-cell>
          <table:table-cell table:style-name="ce12" table:formula="of:=[.A16]" office:value-type="string" office:string-value="Vanguard_V4">
            <text:p>Vanguard_V4</text:p>
          </table:table-cell>
          <table:table-cell table:style-name="ce3" table:formula="of:=[.A7]" office:value-type="string" office:string-value="Vanguard_Hub1">
            <text:p>Vanguard_Hub1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4</text:p>
          </table:table-cell>
          <table:table-cell table:style-name="ce3" table:formula="of:=&quot;Assets/Scripts/Scenes/Generated/&quot;&amp;[.A16]&amp;&quot;.csv&quot;" office:value-type="string" office:string-value="Assets/Scripts/Scenes/Generated/Vanguard_V4.csv">
            <text:p>Assets/Scripts/Scenes/Generated/Vanguard_V4.csv</text:p>
          </table:table-cell>
          <table:table-cell table:style-name="ce8" table:formula="of:=[.A16]" office:value-type="string" office:string-value="Vanguard_V4">
            <text:p>Vanguard_V4</text:p>
          </table:table-cell>
          <table:table-cell table:style-name="ce12" table:formula="of:=[.A8]" office:value-type="string" office:string-value="Vanguard_Hub2">
            <text:p>Vanguard_Hub2</text:p>
          </table:table-cell>
          <table:table-cell table:style-name="ce3" table:formula="of:=[.A15]" office:value-type="string" office:string-value="Vanguard_V3">
            <text:p>Vanguard_V3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5</text:p>
          </table:table-cell>
          <table:table-cell table:style-name="ce3" table:formula="of:=&quot;Assets/Scripts/Scenes/Generated/&quot;&amp;[.A17]&amp;&quot;.csv&quot;" office:value-type="string" office:string-value="Assets/Scripts/Scenes/Generated/Vanguard_V5.csv">
            <text:p>Assets/Scripts/Scenes/Generated/Vanguard_V5.csv</text:p>
          </table:table-cell>
          <table:table-cell table:style-name="ce8" table:formula="of:=[.A17]" office:value-type="string" office:string-value="Vanguard_V5">
            <text:p>Vanguard_V5</text:p>
          </table:table-cell>
          <table:table-cell table:style-name="ce12" table:formula="of:=[.A18]" office:value-type="string" office:string-value="Vanguard_V6">
            <text:p>Vanguard_V6</text:p>
          </table:table-cell>
          <table:table-cell table:style-name="ce3" table:formula="of:=[.A8]" office:value-type="string" office:string-value="Vanguard_Hub2">
            <text:p>Vanguard_Hub2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6</text:p>
          </table:table-cell>
          <table:table-cell table:style-name="ce3" table:formula="of:=&quot;Assets/Scripts/Scenes/Generated/&quot;&amp;[.A18]&amp;&quot;.csv&quot;" office:value-type="string" office:string-value="Assets/Scripts/Scenes/Generated/Vanguard_V6.csv">
            <text:p>Assets/Scripts/Scenes/Generated/Vanguard_V6.csv</text:p>
          </table:table-cell>
          <table:table-cell table:style-name="ce8" table:formula="of:=[.A18]" office:value-type="string" office:string-value="Vanguard_V6">
            <text:p>Vanguard_V6</text:p>
          </table:table-cell>
          <table:table-cell table:style-name="ce12" table:formula="of:=[.A19]" office:value-type="string" office:string-value="Vanguard_V7">
            <text:p>Vanguard_V7</text:p>
          </table:table-cell>
          <table:table-cell table:style-name="ce3" table:formula="of:=[.A17]" office:value-type="string" office:string-value="Vanguard_V5">
            <text:p>Vanguard_V5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7</text:p>
          </table:table-cell>
          <table:table-cell table:style-name="ce3" table:formula="of:=&quot;Assets/Scripts/Scenes/Generated/&quot;&amp;[.A19]&amp;&quot;.csv&quot;" office:value-type="string" office:string-value="Assets/Scripts/Scenes/Generated/Vanguard_V7.csv">
            <text:p>Assets/Scripts/Scenes/Generated/Vanguard_V7.csv</text:p>
          </table:table-cell>
          <table:table-cell table:style-name="ce8" table:formula="of:=[.A19]" office:value-type="string" office:string-value="Vanguard_V7">
            <text:p>Vanguard_V7</text:p>
          </table:table-cell>
          <table:table-cell table:style-name="ce12" table:formula="of:=[.A9]" office:value-type="string" office:string-value="Vanguard_Hub3">
            <text:p>Vanguard_Hub3</text:p>
          </table:table-cell>
          <table:table-cell table:style-name="ce3" table:formula="of:=[.A18]" office:value-type="string" office:string-value="Vanguard_V6">
            <text:p>Vanguard_V6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8</text:p>
          </table:table-cell>
          <table:table-cell table:style-name="ce3" table:formula="of:=&quot;Assets/Scripts/Scenes/Generated/&quot;&amp;[.A20]&amp;&quot;.csv&quot;" office:value-type="string" office:string-value="Assets/Scripts/Scenes/Generated/Vanguard_V8.csv">
            <text:p>Assets/Scripts/Scenes/Generated/Vanguard_V8.csv</text:p>
          </table:table-cell>
          <table:table-cell table:style-name="ce8" table:formula="of:=[.A20]" office:value-type="string" office:string-value="Vanguard_V8">
            <text:p>Vanguard_V8</text:p>
          </table:table-cell>
          <table:table-cell table:style-name="ce12" table:formula="of:=[.A21]" office:value-type="string" office:string-value="Vanguard_V9">
            <text:p>Vanguard_V9</text:p>
          </table:table-cell>
          <table:table-cell table:style-name="ce3" table:formula="of:=[.A10]" office:value-type="string" office:string-value="Vanguard_Hub4">
            <text:p>Vanguard_Hub4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9</text:p>
          </table:table-cell>
          <table:table-cell table:style-name="ce3" table:formula="of:=&quot;Assets/Scripts/Scenes/Generated/&quot;&amp;[.A21]&amp;&quot;.csv&quot;" office:value-type="string" office:string-value="Assets/Scripts/Scenes/Generated/Vanguard_V9.csv">
            <text:p>Assets/Scripts/Scenes/Generated/Vanguard_V9.csv</text:p>
          </table:table-cell>
          <table:table-cell table:style-name="ce8" table:formula="of:=[.A21]" office:value-type="string" office:string-value="Vanguard_V9">
            <text:p>Vanguard_V9</text:p>
          </table:table-cell>
          <table:table-cell table:style-name="ce12" table:formula="of:=[.A11]" office:value-type="string" office:string-value="Vanguard_Hub5">
            <text:p>Vanguard_Hub5</text:p>
          </table:table-cell>
          <table:table-cell table:style-name="ce3" table:formula="of:=[.A20]" office:value-type="string" office:string-value="Vanguard_V8">
            <text:p>Vanguard_V8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10</text:p>
          </table:table-cell>
          <table:table-cell table:style-name="ce3" table:formula="of:=&quot;Assets/Scripts/Scenes/Generated/&quot;&amp;[.A22]&amp;&quot;.csv&quot;" office:value-type="string" office:string-value="Assets/Scripts/Scenes/Generated/Vanguard_V10.csv">
            <text:p>Assets/Scripts/Scenes/Generated/Vanguard_V10.csv</text:p>
          </table:table-cell>
          <table:table-cell table:style-name="ce8" table:formula="of:=[.A22]" office:value-type="string" office:string-value="Vanguard_V10">
            <text:p>Vanguard_V10</text:p>
          </table:table-cell>
          <table:table-cell table:style-name="ce12" table:formula="of:=[.A23]" office:value-type="string" office:string-value="Vanguard_V11">
            <text:p>Vanguard_V11</text:p>
          </table:table-cell>
          <table:table-cell table:style-name="ce3" table:formula="of:=[.A11]" office:value-type="string" office:string-value="Vanguard_Hub5">
            <text:p>Vanguard_Hub5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11</text:p>
          </table:table-cell>
          <table:table-cell table:style-name="ce3" table:formula="of:=&quot;Assets/Scripts/Scenes/Generated/&quot;&amp;[.A23]&amp;&quot;.csv&quot;" office:value-type="string" office:string-value="Assets/Scripts/Scenes/Generated/Vanguard_V11.csv">
            <text:p>Assets/Scripts/Scenes/Generated/Vanguard_V11.csv</text:p>
          </table:table-cell>
          <table:table-cell table:style-name="ce8" table:formula="of:=[.A23]" office:value-type="string" office:string-value="Vanguard_V11">
            <text:p>Vanguard_V11</text:p>
          </table:table-cell>
          <table:table-cell table:style-name="ce12" table:formula="of:=[.A24]" office:value-type="string" office:string-value="Vanguard_V12">
            <text:p>Vanguard_V12</text:p>
          </table:table-cell>
          <table:table-cell table:style-name="ce3" table:formula="of:=[.A22]" office:value-type="string" office:string-value="Vanguard_V10">
            <text:p>Vanguard_V10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V12</text:p>
          </table:table-cell>
          <table:table-cell table:style-name="ce3" table:formula="of:=&quot;Assets/Scripts/Scenes/Generated/&quot;&amp;[.A24]&amp;&quot;.csv&quot;" office:value-type="string" office:string-value="Assets/Scripts/Scenes/Generated/Vanguard_V12.csv">
            <text:p>Assets/Scripts/Scenes/Generated/Vanguard_V12.csv</text:p>
          </table:table-cell>
          <table:table-cell table:style-name="ce8" table:formula="of:=[.A24]" office:value-type="string" office:string-value="Vanguard_V12">
            <text:p>Vanguard_V12</text:p>
          </table:table-cell>
          <table:table-cell table:style-name="ce12" table:formula="of:=[.A12]" office:value-type="string" office:string-value="Vanguard_Hub6">
            <text:p>Vanguard_Hub6</text:p>
          </table:table-cell>
          <table:table-cell table:style-name="ce3" table:formula="of:=[.A23]" office:value-type="string" office:string-value="Vanguard_V11">
            <text:p>Vanguard_V11</text:p>
          </table:table-cell>
          <table:table-cell table:style-name="ce3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1</text:p>
          </table:table-cell>
          <table:table-cell table:style-name="ce3" table:formula="of:=&quot;Assets/Scripts/Scenes/Generated/&quot;&amp;[.A25]&amp;&quot;.csv&quot;" office:value-type="string" office:string-value="Assets/Scripts/Scenes/Generated/Vanguard_H1.csv">
            <text:p>Assets/Scripts/Scenes/Generated/Vanguard_H1.csv</text:p>
          </table:table-cell>
          <table:table-cell table:style-name="ce8" table:formula="of:=[.A25]" office:value-type="string" office:string-value="Vanguard_H1">
            <text:p>Vanguard_H1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26]" office:value-type="string" office:string-value="Vanguard_H2">
            <text:p>Vanguard_H2</text:p>
          </table:table-cell>
          <table:table-cell table:style-name="ce20" table:formula="of:=[.A7]" office:value-type="string" office:string-value="Vanguard_Hub1">
            <text:p>Vanguard_Hub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2</text:p>
          </table:table-cell>
          <table:table-cell table:style-name="ce3" table:formula="of:=&quot;Assets/Scripts/Scenes/Generated/&quot;&amp;[.A26]&amp;&quot;.csv&quot;" office:value-type="string" office:string-value="Assets/Scripts/Scenes/Generated/Vanguard_H2.csv">
            <text:p>Assets/Scripts/Scenes/Generated/Vanguard_H2.csv</text:p>
          </table:table-cell>
          <table:table-cell table:style-name="ce8" table:formula="of:=[.A26]" office:value-type="string" office:string-value="Vanguard_H2">
            <text:p>Vanguard_H2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10]" office:value-type="string" office:string-value="Vanguard_Hub4">
            <text:p>Vanguard_Hub4</text:p>
          </table:table-cell>
          <table:table-cell table:style-name="ce20" table:formula="of:=[.A25]" office:value-type="string" office:string-value="Vanguard_H1">
            <text:p>Vanguard_H1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3</text:p>
          </table:table-cell>
          <table:table-cell table:style-name="ce3" table:formula="of:=&quot;Assets/Scripts/Scenes/Generated/&quot;&amp;[.A27]&amp;&quot;.csv&quot;" office:value-type="string" office:string-value="Assets/Scripts/Scenes/Generated/Vanguard_H3.csv">
            <text:p>Assets/Scripts/Scenes/Generated/Vanguard_H3.csv</text:p>
          </table:table-cell>
          <table:table-cell table:style-name="ce8" table:formula="of:=[.A27]" office:value-type="string" office:string-value="Vanguard_H3">
            <text:p>Vanguard_H3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28]" office:value-type="string" office:string-value="Vanguard_H4">
            <text:p>Vanguard_H4</text:p>
          </table:table-cell>
          <table:table-cell table:style-name="ce20" table:formula="of:=[.A8]" office:value-type="string" office:string-value="Vanguard_Hub2">
            <text:p>Vanguard_Hub2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4</text:p>
          </table:table-cell>
          <table:table-cell table:style-name="ce3" table:formula="of:=&quot;Assets/Scripts/Scenes/Generated/&quot;&amp;[.A28]&amp;&quot;.csv&quot;" office:value-type="string" office:string-value="Assets/Scripts/Scenes/Generated/Vanguard_H4.csv">
            <text:p>Assets/Scripts/Scenes/Generated/Vanguard_H4.csv</text:p>
          </table:table-cell>
          <table:table-cell table:style-name="ce8" table:formula="of:=[.A28]" office:value-type="string" office:string-value="Vanguard_H4">
            <text:p>Vanguard_H4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11]" office:value-type="string" office:string-value="Vanguard_Hub5">
            <text:p>Vanguard_Hub5</text:p>
          </table:table-cell>
          <table:table-cell table:style-name="ce20" table:formula="of:=[.A27]" office:value-type="string" office:string-value="Vanguard_H3">
            <text:p>Vanguard_H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5</text:p>
          </table:table-cell>
          <table:table-cell table:style-name="ce3" table:formula="of:=&quot;Assets/Scripts/Scenes/Generated/&quot;&amp;[.A29]&amp;&quot;.csv&quot;" office:value-type="string" office:string-value="Assets/Scripts/Scenes/Generated/Vanguard_H5.csv">
            <text:p>Assets/Scripts/Scenes/Generated/Vanguard_H5.csv</text:p>
          </table:table-cell>
          <table:table-cell table:style-name="ce8" table:formula="of:=[.A29]" office:value-type="string" office:string-value="Vanguard_H5">
            <text:p>Vanguard_H5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30]" office:value-type="string" office:string-value="Vanguard_H6">
            <text:p>Vanguard_H6</text:p>
          </table:table-cell>
          <table:table-cell table:style-name="ce20" table:formula="of:=[.A9]" office:value-type="string" office:string-value="Vanguard_Hub3">
            <text:p>Vanguard_Hub3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Vanguard_H6</text:p>
          </table:table-cell>
          <table:table-cell table:style-name="ce3" table:formula="of:=&quot;Assets/Scripts/Scenes/Generated/&quot;&amp;[.A30]&amp;&quot;.csv&quot;" office:value-type="string" office:string-value="Assets/Scripts/Scenes/Generated/Vanguard_H6.csv">
            <text:p>Assets/Scripts/Scenes/Generated/Vanguard_H6.csv</text:p>
          </table:table-cell>
          <table:table-cell table:style-name="ce8" table:formula="of:=[.A30]" office:value-type="string" office:string-value="Vanguard_H6">
            <text:p>Vanguard_H6</text:p>
          </table:table-cell>
          <table:table-cell table:style-name="ce1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formula="of:=[.A12]" office:value-type="string" office:string-value="Vanguard_Hub6">
            <text:p>Vanguard_Hub6</text:p>
          </table:table-cell>
          <table:table-cell table:style-name="ce20" table:formula="of:=[.A29]" office:value-type="string" office:string-value="Vanguard_H5">
            <text:p>Vanguard_H5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17">
          <table:table-cell table:number-columns-repeated="2"/>
          <table:table-cell table:style-name="ce10"/>
          <table:table-cell table:style-name="ce15"/>
          <table:table-cell table:style-name="ce18" table:number-columns-repeated="2"/>
          <table:table-cell table:style-name="ce23"/>
          <table:table-cell table:number-columns-repeated="1017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number-columns-repeated="2"/>
          <table:table-cell table:style-name="ce23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3/25/2015</text:date>, <text:time>00:5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5T00:53:50.20</dc:date>
    <dc:creator>Wister </dc:creator>
    <meta:editing-duration>PT38M51S</meta:editing-duration>
    <meta:editing-cycles>19</meta:editing-cycles>
    <meta:document-statistic meta:table-count="1" meta:cell-count="204" meta:object-count="0"/>
  </office:meta>
</office:document-meta>
</file>